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925in" fo:margin-left="-0.081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F1" style:family="table-cell">
      <style:table-cell-properties fo:padding-left="0.034in" fo:padding-right="0.075in" fo:padding-top="0in" fo:padding-bottom="0in" fo:border="0.5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F1" style:family="table-cell">
      <style:table-cell-properties fo:padding-left="0.034in" fo:padding-right="0.075in" fo:padding-top="0in" fo:padding-bottom="0in" fo:border="0.5pt solid #000001"/>
    </style:style>
    <style:style style:name="Table3" style:family="table">
      <style:table-properties style:width="6.925in" fo:margin-left="-0.081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F1" style:family="table-cell">
      <style:table-cell-properties fo:padding-left="0.034in" fo:padding-right="0.075in" fo:padding-top="0in" fo:padding-bottom="0in" fo:border="0.5pt solid #000001"/>
    </style:style>
    <style:style style:name="Table4" style:family="table">
      <style:table-properties style:width="6.925in" fo:margin-left="-0.081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F1" style:family="table-cell">
      <style:table-cell-properties fo:padding-left="0.034in" fo:padding-right="0.075in" fo:padding-top="0in" fo:padding-bottom="0in" fo:border="0.5pt solid #000001"/>
    </style:style>
    <style:style style:name="Table5" style:family="table">
      <style:table-properties style:width="6.925in" fo:margin-left="-0.081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5.B1" style:family="table-cell">
      <style:table-cell-properties fo:padding-left="0.034in" fo:padding-right="0.075in" fo:padding-top="0in" fo:padding-bottom="0in" fo:border="0.5pt solid #000001"/>
    </style:style>
    <style:style style:name="Table5.B2" style:family="table-cell">
      <style:table-cell-properties fo:padding-left="0.034in" fo:padding-right="0.075in" fo:padding-top="0in" fo:padding-bottom="0in" fo:border="0.5pt solid #000001"/>
    </style:style>
    <style:style style:name="Table5.B3" style:family="table-cell">
      <style:table-cell-properties fo:padding-left="0.034in" fo:padding-right="0.075in" fo:padding-top="0in" fo:padding-bottom="0in" fo:border="0.5pt solid #000001"/>
    </style:style>
    <style:style style:name="Table6" style:family="table">
      <style:table-properties style:width="6.925in" fo:margin-left="-0.081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6.B1" style:family="table-cell">
      <style:table-cell-properties fo:padding-left="0.034in" fo:padding-right="0.075in" fo:padding-top="0in" fo:padding-bottom="0in" fo:border="0.5pt solid #000001"/>
    </style:style>
    <style:style style:name="Table6.B2" style:family="table-cell">
      <style:table-cell-properties fo:padding-left="0.034in" fo:padding-right="0.075in" fo:padding-top="0in" fo:padding-bottom="0in" fo:border="0.5pt solid #000001"/>
    </style:style>
    <style:style style:name="Table6.B3" style:family="table-cell">
      <style:table-cell-properties fo:padding-left="0.034in" fo:padding-right="0.075in" fo:padding-top="0in" fo:padding-bottom="0in" fo:border="0.5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4in" fo:padding-right="0.075in" fo:padding-top="0in" fo:padding-bottom="0in" fo:border-left="0.5pt solid #000001" fo:border-right="none" fo:border-top="0.5pt solid #000001" fo:border-bottom="0.5pt solid #000001"/>
    </style:style>
    <style:style style:name="Table7.F1" style:family="table-cell">
      <style:table-cell-properties fo:padding-left="0.034in" fo:padding-right="0.075in" fo:padding-top="0in" fo:padding-bottom="0in" fo:border="0.5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4in" fo:padding-right="0.075in" fo:padding-top="0in" fo:padding-bottom="0in" fo:border-left="0.5pt solid #000001" fo:border-right="none" fo:border-top="0.5pt solid #000001" fo:border-bottom="0.5pt solid #000001"/>
    </style:style>
    <style:style style:name="Table8.F1" style:family="table-cell">
      <style:table-cell-properties fo:padding-left="0.034in" fo:padding-right="0.075in" fo:padding-top="0in" fo:padding-bottom="0in" fo:border="0.5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4in" fo:padding-right="0.075in" fo:padding-top="0in" fo:padding-bottom="0in" fo:border-left="0.5pt solid #000001" fo:border-right="none" fo:border-top="0.5pt solid #000001" fo:border-bottom="0.5pt solid #000001"/>
    </style:style>
    <style:style style:name="Table9.F1" style:family="table-cell">
      <style:table-cell-properties fo:padding-left="0.034in" fo:padding-right="0.075in" fo:padding-top="0in" fo:padding-bottom="0in" fo:border="0.5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4in" fo:padding-right="0.075in" fo:padding-top="0in" fo:padding-bottom="0in" fo:border-left="0.5pt solid #000001" fo:border-right="none" fo:border-top="0.5pt solid #000001" fo:border-bottom="0.5pt solid #000001"/>
    </style:style>
    <style:style style:name="Table10.F1" style:family="table-cell">
      <style:table-cell-properties fo:padding-left="0.034in" fo:padding-right="0.075in" fo:padding-top="0in" fo:padding-bottom="0in" fo:border="0.5pt solid #000001"/>
    </style:style>
    <style:style style:name="Table11" style:family="table">
      <style:table-properties style:width="6.925in" fo:margin-left="-0.081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style:min-row-height="0.1806in" fo:keep-together="auto"/>
    </style:style>
    <style:style style:name="Table11.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1.B1" style:family="table-cell">
      <style:table-cell-properties fo:padding-left="0.034in" fo:padding-right="0.075in" fo:padding-top="0in" fo:padding-bottom="0in" fo:border="0.5pt solid #000001"/>
    </style:style>
    <style:style style:name="Table11.2" style:family="table-row">
      <style:table-row-properties fo:keep-together="auto"/>
    </style:style>
    <style:style style:name="Table11.B2" style:family="table-cell">
      <style:table-cell-properties fo:padding-left="0.034in" fo:padding-right="0.075in" fo:padding-top="0in" fo:padding-bottom="0in" fo:border="0.5pt solid #000001"/>
    </style:style>
    <style:style style:name="Table11.3" style:family="table-row">
      <style:table-row-properties fo:keep-together="auto"/>
    </style:style>
    <style:style style:name="Table11.B3" style:family="table-cell">
      <style:table-cell-properties fo:padding-left="0.034in" fo:padding-right="0.075in" fo:padding-top="0in" fo:padding-bottom="0in" fo:border="0.5pt solid #000001"/>
    </style:style>
    <style:style style:name="Table12" style:family="table">
      <style:table-properties style:width="6.925in" fo:margin-left="-0.081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2.B1" style:family="table-cell">
      <style:table-cell-properties fo:padding-left="0.034in" fo:padding-right="0.075in" fo:padding-top="0in" fo:padding-bottom="0in" fo:border="0.5pt solid #000001"/>
    </style:style>
    <style:style style:name="Table12.B2" style:family="table-cell">
      <style:table-cell-properties fo:padding-left="0.034in" fo:padding-right="0.075in" fo:padding-top="0in" fo:padding-bottom="0in" fo:border="0.5pt solid #000001"/>
    </style:style>
    <style:style style:name="Table12.B3" style:family="table-cell">
      <style:table-cell-properties fo:padding-left="0.034in" fo:padding-right="0.075in" fo:padding-top="0in" fo:padding-bottom="0in" fo:border="0.5pt solid #000001"/>
    </style:style>
    <style:style style:name="Table13" style:family="table">
      <style:table-properties style:width="6.925in" fo:margin-left="-0.081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4in" fo:padding-right="0.075in" fo:padding-top="0in" fo:padding-bottom="0in" fo:border-left="0.5pt solid #000001" fo:border-right="none" fo:border-top="0.5pt solid #000001" fo:border-bottom="0.5pt solid #000001"/>
    </style:style>
    <style:style style:name="Table13.F1" style:family="table-cell">
      <style:table-cell-properties fo:padding-left="0.034in" fo:padding-right="0.075in" fo:padding-top="0in" fo:padding-bottom="0in" fo:border="0.5pt solid #000001"/>
    </style:style>
    <style:style style:name="Table14" style:family="table">
      <style:table-properties style:width="6.925in" fo:margin-left="-0.081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4in" fo:padding-right="0.075in" fo:padding-top="0in" fo:padding-bottom="0in" fo:border-left="0.5pt solid #000001" fo:border-right="none" fo:border-top="0.5pt solid #000001" fo:border-bottom="0.5pt solid #000001"/>
    </style:style>
    <style:style style:name="Table14.F1" style:family="table-cell">
      <style:table-cell-properties fo:padding-left="0.034in" fo:padding-right="0.075in" fo:padding-top="0in" fo:padding-bottom="0in" fo:border="0.5pt solid #000001"/>
    </style:style>
    <style:style style:name="Table15" style:family="table">
      <style:table-properties style:width="6.925in" fo:margin-left="-0.081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4in" fo:padding-right="0.075in" fo:padding-top="0in" fo:padding-bottom="0in" fo:border-left="0.5pt solid #000001" fo:border-right="none" fo:border-top="0.5pt solid #000001" fo:border-bottom="0.5pt solid #000001"/>
    </style:style>
    <style:style style:name="Table15.F1" style:family="table-cell">
      <style:table-cell-properties fo:padding-left="0.034in" fo:padding-right="0.075in" fo:padding-top="0in" fo:padding-bottom="0in" fo:border="0.5pt solid #000001"/>
    </style:style>
    <style:style style:name="Table16" style:family="table">
      <style:table-properties style:width="6.925in" fo:margin-left="-0.081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4in" fo:padding-right="0.075in" fo:padding-top="0in" fo:padding-bottom="0in" fo:border-left="0.5pt solid #000001" fo:border-right="none" fo:border-top="0.5pt solid #000001" fo:border-bottom="0.5pt solid #000001"/>
    </style:style>
    <style:style style:name="Table16.F1" style:family="table-cell">
      <style:table-cell-properties fo:padding-left="0.034in" fo:padding-right="0.075in" fo:padding-top="0in" fo:padding-bottom="0in" fo:border="0.5pt solid #000001"/>
    </style:style>
    <style:style style:name="Table17" style:family="table">
      <style:table-properties style:width="6.925in" fo:margin-left="-0.081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7.B1" style:family="table-cell">
      <style:table-cell-properties fo:padding-left="0.034in" fo:padding-right="0.075in" fo:padding-top="0in" fo:padding-bottom="0in" fo:border="0.5pt solid #000001"/>
    </style:style>
    <style:style style:name="Table17.B2" style:family="table-cell">
      <style:table-cell-properties fo:padding-left="0.034in" fo:padding-right="0.075in" fo:padding-top="0in" fo:padding-bottom="0in" fo:border="0.5pt solid #000001"/>
    </style:style>
    <style:style style:name="Table17.B3" style:family="table-cell">
      <style:table-cell-properties fo:padding-left="0.034in" fo:padding-right="0.075in" fo:padding-top="0in" fo:padding-bottom="0in" fo:border="0.5pt solid #000001"/>
    </style:style>
    <style:style style:name="Table18" style:family="table">
      <style:table-properties style:width="6.925in" fo:margin-left="-0.081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8.B1" style:family="table-cell">
      <style:table-cell-properties fo:padding-left="0.034in" fo:padding-right="0.075in" fo:padding-top="0in" fo:padding-bottom="0in" fo:border="0.5pt solid #000001"/>
    </style:style>
    <style:style style:name="Table18.B2" style:family="table-cell">
      <style:table-cell-properties fo:padding-left="0.034in" fo:padding-right="0.075in" fo:padding-top="0in" fo:padding-bottom="0in" fo:border="0.5pt solid #000001"/>
    </style:style>
    <style:style style:name="Table18.B3" style:family="table-cell">
      <style:table-cell-properties fo:padding-left="0.034in" fo:padding-right="0.075in" fo:padding-top="0in" fo:padding-bottom="0in" fo:border="0.5pt solid #000001"/>
    </style:style>
    <style:style style:name="Table19" style:family="table">
      <style:table-properties style:width="6.925in" fo:margin-left="-0.081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9.B1" style:family="table-cell">
      <style:table-cell-properties fo:padding-left="0.034in" fo:padding-right="0.075in" fo:padding-top="0in" fo:padding-bottom="0in" fo:border="0.5pt solid #000001"/>
    </style:style>
    <style:style style:name="Table19.B2" style:family="table-cell">
      <style:table-cell-properties fo:padding-left="0.034in" fo:padding-right="0.075in" fo:padding-top="0in" fo:padding-bottom="0in" fo:border="0.5pt solid #000001"/>
    </style:style>
    <style:style style:name="Table19.B3" style:family="table-cell">
      <style:table-cell-properties fo:padding-left="0.034in" fo:padding-right="0.075in" fo:padding-top="0in" fo:padding-bottom="0in" fo:border="0.5pt solid #000001"/>
    </style:style>
    <style:style style:name="Table20" style:family="table">
      <style:table-properties style:width="6.925in" fo:margin-left="-0.081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20.B1" style:family="table-cell">
      <style:table-cell-properties fo:padding-left="0.034in" fo:padding-right="0.075in" fo:padding-top="0in" fo:padding-bottom="0in" fo:border="0.5pt solid #000001"/>
    </style:style>
    <style:style style:name="Table20.B2" style:family="table-cell">
      <style:table-cell-properties fo:padding-left="0.034in" fo:padding-right="0.075in" fo:padding-top="0in" fo:padding-bottom="0in" fo:border="0.5pt solid #000001"/>
    </style:style>
    <style:style style:name="Table20.B3" style:family="table-cell">
      <style:table-cell-properties fo:padding-left="0.034in" fo:padding-right="0.075in" fo:padding-top="0in" fo:padding-bottom="0in" fo:border="0.5pt solid #000001"/>
    </style:style>
    <style:style style:name="Table21" style:family="table">
      <style:table-properties style:width="6.925in" fo:margin-left="-0.0813in" fo:margin-top="0in" fo:margin-bottom="0in" table:align="left"/>
    </style:style>
    <style:style style:name="Table21.A" style:family="table-column">
      <style:table-column-properties style:column-width="3.6833in"/>
    </style:style>
    <style:style style:name="Table21.B" style:family="table-column">
      <style:table-column-properties style:column-width="1.0632in"/>
    </style:style>
    <style:style style:name="Table21.C" style:family="table-column">
      <style:table-column-properties style:column-width="1.1882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4in" fo:padding-right="0.075in" fo:padding-top="0in" fo:padding-bottom="0in" fo:border-left="0.5pt solid #000001" fo:border-right="none" fo:border-top="0.5pt solid #000001" fo:border-bottom="0.5pt solid #000001"/>
    </style:style>
    <style:style style:name="Table21.D1" style:family="table-cell">
      <style:table-cell-properties fo:padding-left="0.034in" fo:padding-right="0.075in" fo:padding-top="0in" fo:padding-bottom="0in" fo:border="0.5pt solid #000001"/>
    </style:style>
    <style:style style:name="Table22" style:family="table">
      <style:table-properties style:width="6.925in" fo:margin-left="-0.081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4in" fo:padding-right="0.075in" fo:padding-top="0in" fo:padding-bottom="0in" fo:border-left="0.5pt solid #000001" fo:border-right="none" fo:border-top="0.5pt solid #000001" fo:border-bottom="0.5pt solid #000001"/>
    </style:style>
    <style:style style:name="Table22.B1" style:family="table-cell">
      <style:table-cell-properties fo:padding-left="0.034in" fo:padding-right="0.075in" fo:padding-top="0in" fo:padding-bottom="0in" fo:border="0.5pt solid #000001"/>
    </style:style>
    <style:style style:name="Table23" style:family="table">
      <style:table-properties style:width="6.925in" fo:margin-left="-0.079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Garamond" fo:font-size="12pt" style:font-name-asian="Garamond1" style:font-size-asian="12pt" style:font-name-complex="Garamond1" style:font-size-complex="12pt"/>
    </style:style>
    <style:style style:name="P5"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7"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justify" style:justify-single-word="false" fo:break-before="page"/>
    </style:style>
    <style:style style:name="P12" style:family="paragraph" style:parent-style-name="Standard">
      <style:paragraph-properties fo:margin-top="0in" fo:margin-bottom="0in" loext:contextual-spacing="false" fo:line-height="100%" fo:text-align="justify" style:justify-single-word="false" fo:break-before="page"/>
    </style:style>
    <style:style style:name="P13" style:family="paragraph" style:parent-style-name="Standard" style:master-page-name="Standard">
      <style:paragraph-properties fo:margin-top="0in" fo:margin-bottom="0in" loext:contextual-spacing="false" fo:line-height="100%" fo:text-align="center" style:justify-single-word="false" style:page-number="1"/>
    </style:style>
    <style:style style:name="P14"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lways"/>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style:font-name-asian="Garamond1" style:font-name-complex="Garamond1"/>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T5" style:family="text">
      <style:text-properties style:font-name="Garamond" fo:font-size="12pt" fo:font-weight="bold" style:font-name-asian="Garamond1" style:font-size-asian="12pt" style:font-weight-asian="bold" style:font-name-complex="Garamond1" style:font-size-complex="12pt"/>
    </style:style>
    <style:style style:name="T6" style:family="text">
      <style:text-properties style:font-name="Garamond" style:font-name-asian="Garamond1" style:font-name-complex="Garamond1"/>
    </style:style>
    <style:style style:name="T7" style:family="text">
      <style:text-properties style:font-name="Garamond" style:text-underline-style="solid" style:text-underline-width="auto" style:text-underline-color="font-color" style:font-name-asian="Garamond1" style:font-name-complex="Garamond1"/>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fo:font-size="10pt" style:font-name-asian="Garamond1" style:font-size-asian="10pt" style:font-name-complex="Garamond1" style:font-size-complex="10pt"/>
    </style:style>
    <style:style style:name="T10" style:family="text">
      <style:text-properties style:font-name="Garamond" fo:font-size="10pt" fo:font-weight="bold" style:font-name-asian="Garamond1" style:font-size-asian="10pt"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5" style:family="text">
      <style:text-properties fo:font-variant="normal" fo:text-transform="none" fo:color="#000000" style:text-line-through-style="none" style:text-line-through-type="none" style:text-position="0% 100%" style:font-name="Garamond" fo:font-size="12pt" fo:font-style="normal" fo:font-weight="normal" style:font-name-asian="Garamond1" style:font-size-asian="12pt" style:font-style-asian="normal" style:font-weight-asian="normal" style:font-name-complex="Garamond1" style:font-size-complex="12pt"/>
    </style:style>
    <style:style style:name="T1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AM PERFORMANCE ASSESSMENT</text:span></text:p>
      <text:p text:style-name="P3"/>
      <text:p text:style-name="P2"><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4"/>
      <text:p text:style-name="P2"><text:span text:style-name="T2">This assessment has four areas of concentration in terms of team performance, namely,:</text:span></text:p>
      <text:list xml:id="list3603644319966091756" text:style-name="WWNum2">
        <text:list-item>
          <text:p text:style-name="P14"><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11820573862105" text:continue-numbering="true" text:style-name="WWNum2">
        <text:list-item>
          <text:p text:style-name="P14"><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4"/>
      <text:list xml:id="list11821135845351" text:continue-numbering="true" text:style-name="WWNum2">
        <text:list-item>
          <text:p text:style-name="P14"><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4"/>
      <text:list xml:id="list11820326183607" text:continue-numbering="true" text:style-name="WWNum2">
        <text:list-item>
          <text:p text:style-name="P14"><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4"/>
      <text:p text:style-name="P4"/>
      <text:p text:style-name="P2"><text:span text:style-name="T2">INSTRUCTIONS:</text:span></text:p>
      <text:p text:style-name="P2"><text:span text:style-name="T2">1.) Use the descriptions below to score your personal assessment of the way that your team worked together. <text:s/>For each statement, give a rating from 0 to 4.</text:span></text:p>
      <text:p text:style-name="P2"><text:span text:style-name="T2">2.) <text:s/>Share your individual assessment with other team member to come up with an overall team assessment, calculating the average score for each category.</text:span></text:p>
      <text:p text:style-name="P2"><text:span text:style-name="T2">3.) <text:s/>The team should reflect on the results and develop an action plan to improve overall effectiveness in working together in the implementation and testing phase.</text:span></text:p>
      <text:p text:style-name="P4"/>
      <text:p text:style-name="P4"/>
      <text:p text:style-name="P4"/>
      <text:p text:style-name="P4"/>
      <text:p text:style-name="P4"/>
      <text:p text:style-name="P4"><text:soft-page-break/></text:p>
      <text:p text:style-name="P11"><text:span text:style-name="T6">Team Member’s Name: Francis Zac dela Cruz</text:span></text:p>
      <text:p text:style-name="P8"><text:span text:style-name="T6">Group No.: </text:span><text:span text:style-name="T7">3</text:span><text:span text:style-name="T6">____________________________</text:span></text:p>
      <text:p text:style-name="P8"><text:span text:style-name="T6">Project Title: </text:span><text:span text:style-name="T7">Project LIB</text:span><text:span text:style-name="T6">___________________</text:span></text:p>
      <text:p text:style-name="P8"><text:span text:style-name="T6">Sprint No.: </text:span><text:span text:style-name="T7">4</text:span><text:span text:style-name="T6">______</text:span></text:p>
      <text:p text:style-name="P5"/>
      <text:p text:style-name="P8"><text:span text:style-name="T6">PART 1. <text:s/>INDIVIDUAL ASSESSMENT</text:span></text:p>
      <text:p text:style-name="P5"/>
      <text:p text:style-name="P8"><text:span text:style-name="T6">INSTRUCTIONS: <text:s/>Using the scale below, place a check mark on the response which applies to your team. <text:s/>Be honest and go with your first response</text:span></text:p>
      <text:p text:style-name="P5"/>
      <text:p text:style-name="P9"><text:span text:style-name="T8">4 = Always<text:tab/>3 = Usually<text:tab/>2 = Sometimes<text:tab/><text:tab/>1 = Rarely<text:tab/>0 = Never</text:span></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8"><text:span text:style-name="T9">PURPOSE AND SHARED DIRECTION</text:span></text:p>
          </table:table-cell>
          <table:table-cell table:style-name="Table1.A1" office:value-type="string">
            <text:p text:style-name="P9"><text:span text:style-name="T9">4</text:span></text:p>
          </table:table-cell>
          <table:table-cell table:style-name="Table1.A1" office:value-type="string">
            <text:p text:style-name="P9"><text:span text:style-name="T9">3</text:span></text:p>
          </table:table-cell>
          <table:table-cell table:style-name="Table1.A1" office:value-type="string">
            <text:p text:style-name="P9"><text:span text:style-name="T9">2</text:span></text:p>
          </table:table-cell>
          <table:table-cell table:style-name="Table1.A1" office:value-type="string">
            <text:p text:style-name="P9"><text:span text:style-name="T9">1</text:span></text:p>
          </table:table-cell>
          <table:table-cell table:style-name="Table1.F1" office:value-type="string">
            <text:p text:style-name="P9"><text:span text:style-name="T9">0</text:span></text:p>
          </table:table-cell>
        </table:table-row>
        <table:table-row table:style-name="Table1.1">
          <table:table-cell table:style-name="Table1.A1" office:value-type="string">
            <text:p text:style-name="P8"><text:span text:style-name="T9">1. <text:s text:c="2"/>We have a clear and shared understanding of the team’s mission and purpose.</text:span></text:p>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2. <text:s text:c="3"/>We have a clear and shared understanding of what we are trying to achieve.</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3. <text:s text:c="3"/>We agree on how we behave with each other.</text:span></text:p>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4. <text:s text:c="2"/>We understand how the work of the team fits into the larger picture.</text:span></text:p>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9">5. <text:s text:c="2"/>We all agree on what success looks like and how we will know when we have achieved it.</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text:span text:style-name="T9">/</text:span></text:p>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8"><text:span text:style-name="T10">TOTAL</text:span></text:p>
          </table:table-cell>
          <table:table-cell table:style-name="Table1.F1" table:number-columns-spanned="5" office:value-type="string">
            <text:p text:style-name="P10"><text:span text:style-name="T10">14/ 20</text:span></text:p>
          </table:table-cell>
          <table:covered-table-cell/>
          <table:covered-table-cell/>
          <table:covered-table-cell/>
          <table:covered-table-cell/>
        </table:table-row>
      </table:table>
      <text:p text:style-name="P5"><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8"><text:span text:style-name="T9">RESULT-ORIENTED</text:span></text:p>
          </table:table-cell>
          <table:table-cell table:style-name="Table2.A1" office:value-type="string">
            <text:p text:style-name="P9"><text:span text:style-name="T9">4</text:span></text:p>
          </table:table-cell>
          <table:table-cell table:style-name="Table2.A1" office:value-type="string">
            <text:p text:style-name="P9"><text:span text:style-name="T9">3</text:span></text:p>
          </table:table-cell>
          <table:table-cell table:style-name="Table2.A1" office:value-type="string">
            <text:p text:style-name="P9"><text:span text:style-name="T9">2</text:span></text:p>
          </table:table-cell>
          <table:table-cell table:style-name="Table2.A1" office:value-type="string">
            <text:p text:style-name="P9"><text:span text:style-name="T9">1</text:span></text:p>
          </table:table-cell>
          <table:table-cell table:style-name="Table2.F1" office:value-type="string">
            <text:p text:style-name="P9"><text:span text:style-name="T9">0</text:span></text:p>
          </table:table-cell>
        </table:table-row>
        <table:table-row table:style-name="Table2.1">
          <table:table-cell table:style-name="Table2.A1" office:value-type="string">
            <text:p text:style-name="P8"><text:span text:style-name="T9">1. <text:s text:c="2"/>We make the tough calls about priorities.</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2. <text:s text:c="2"/>We divide our time well to accomplish team goals.</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F1" office:value-type="string">
            <text:p text:style-name="P7"/>
          </table:table-cell>
        </table:table-row>
        <table:table-row table:style-name="Table2.1">
          <table:table-cell table:style-name="Table2.A1" office:value-type="string">
            <text:p text:style-name="P8"><text:span text:style-name="T9">3. <text:s text:c="2"/>We make sacrifices willingly (such as budget, turf, head count) for the good of the team.</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4. <text:s text:c="2"/>We pay attention to what really matters most.</text:span></text:p>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9">5. <text:s text:c="2"/>We sort our any failures to reach team goals</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T9">/</text:span></text:p>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8"><text:span text:style-name="T10">TOTAL</text:span></text:p>
          </table:table-cell>
          <table:table-cell table:style-name="Table2.F1" table:number-columns-spanned="5" office:value-type="string">
            <text:p text:style-name="P10"><text:span text:style-name="T10">10/ 20</text:span></text:p>
          </table:table-cell>
          <table:covered-table-cell/>
          <table:covered-table-cell/>
          <table:covered-table-cell/>
          <table:covered-table-cell/>
        </table:table-row>
      </table:table>
      <text:p text:style-name="P5"><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8"><text:span text:style-name="T9">JOINT ACCOUNTABILITY</text:span></text:p>
          </table:table-cell>
          <table:table-cell table:style-name="Table3.A1" office:value-type="string">
            <text:p text:style-name="P9"><text:span text:style-name="T9">4</text:span></text:p>
          </table:table-cell>
          <table:table-cell table:style-name="Table3.A1" office:value-type="string">
            <text:p text:style-name="P9"><text:span text:style-name="T9">3</text:span></text:p>
          </table:table-cell>
          <table:table-cell table:style-name="Table3.A1" office:value-type="string">
            <text:p text:style-name="P9"><text:span text:style-name="T9">2</text:span></text:p>
          </table:table-cell>
          <table:table-cell table:style-name="Table3.A1" office:value-type="string">
            <text:p text:style-name="P9"><text:span text:style-name="T9">1</text:span></text:p>
          </table:table-cell>
          <table:table-cell table:style-name="Table3.F1" office:value-type="string">
            <text:p text:style-name="P9"><text:span text:style-name="T9">0</text:span></text:p>
          </table:table-cell>
        </table:table-row>
        <table:table-row table:style-name="Table3.1">
          <table:table-cell table:style-name="Table3.A1" office:value-type="string">
            <text:p text:style-name="P8"><text:span text:style-name="T9">1. <text:s/>We understand individual roles and what is expected by each individual team.</text:span></text:p>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2. <text:s text:c="3"/>We are clear about what individual strengths each member of the team brings.</text:span></text:p>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3. <text:s text:c="2"/>We are clear about commitments and areas of accountability.</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4. <text:s text:c="2"/>We look out for each other. <text:s/>No one is left to struggle on their own.</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9">5. <text:s text:c="2"/>We do what we say we will do.</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8"><text:span text:style-name="T9">/</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8"><text:span text:style-name="T10">TOTAL</text:span></text:p>
          </table:table-cell>
          <table:table-cell table:style-name="Table3.F1" table:number-columns-spanned="5" office:value-type="string">
            <text:p text:style-name="P10"><text:span text:style-name="T10">13/ 20</text:span></text:p>
          </table:table-cell>
          <table:covered-table-cell/>
          <table:covered-table-cell/>
          <table:covered-table-cell/>
          <table:covered-table-cell/>
        </table:table-row>
      </table:table>
      <text:p text:style-name="P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8"><text:span text:style-name="T9">TEAM RELATIONSHIPS</text:span></text:p>
          </table:table-cell>
          <table:table-cell table:style-name="Table4.A1" office:value-type="string">
            <text:p text:style-name="P9"><text:span text:style-name="T9">4</text:span></text:p>
          </table:table-cell>
          <table:table-cell table:style-name="Table4.A1" office:value-type="string">
            <text:p text:style-name="P9"><text:span text:style-name="T9">3</text:span></text:p>
          </table:table-cell>
          <table:table-cell table:style-name="Table4.A1" office:value-type="string">
            <text:p text:style-name="P9"><text:span text:style-name="T9">2</text:span></text:p>
          </table:table-cell>
          <table:table-cell table:style-name="Table4.A1" office:value-type="string">
            <text:p text:style-name="P9"><text:span text:style-name="T9">1</text:span></text:p>
          </table:table-cell>
          <table:table-cell table:style-name="Table4.F1" office:value-type="string">
            <text:p text:style-name="P9"><text:span text:style-name="T9">0</text:span></text:p>
          </table:table-cell>
        </table:table-row>
        <table:table-row table:style-name="Table4.1">
          <table:table-cell table:style-name="Table4.A1" office:value-type="string">
            <text:p text:style-name="P8"><text:span text:style-name="T9">1. <text:s text:c="2"/>We accept and use the team member’s different experiences, skills and gifts.</text:span></text:p>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2. <text:s/>We trust and are open with each other.</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3. <text:s/>We share unspoken reservations or unexpressed feelings about the team and its issue.</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4. <text:s text:c="2"/>We take time to understand each other’s needs and concerns in each new situation.</text:span></text:p>
          </table:table-cell>
          <table:table-cell table:style-name="Table4.A1" office:value-type="string">
            <text:p text:style-name="P8"><text:span text:style-name="T9">/</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F1" office:value-type="string">
            <text:p text:style-name="P7"/>
          </table:table-cell>
        </table:table-row>
        <table:table-row table:style-name="Table4.1">
          <table:table-cell table:style-name="Table4.A1" office:value-type="string">
            <text:p text:style-name="P8"><text:span text:style-name="T9">5. <text:s/>We celebrate successes and spends time to learn from failure.</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8"><text:span text:style-name="T9">/</text:span></text:p>
          </table:table-cell>
          <table:table-cell table:style-name="Table4.F1" office:value-type="string">
            <text:p text:style-name="P7"/>
          </table:table-cell>
        </table:table-row>
        <table:table-row table:style-name="Table4.1">
          <table:table-cell table:style-name="Table4.A1" office:value-type="string">
            <text:p text:style-name="P8"><text:span text:style-name="T10">TOTAL</text:span></text:p>
          </table:table-cell>
          <table:table-cell table:style-name="Table4.F1" table:number-columns-spanned="5" office:value-type="string">
            <text:p text:style-name="P10"><text:span text:style-name="T10">12/ 20</text:span></text:p>
          </table:table-cell>
          <table:covered-table-cell/>
          <table:covered-table-cell/>
          <table:covered-table-cell/>
          <table:covered-table-cell/>
        </table:table-row>
      </table:table>
      <text:p text:style-name="P5"><text:soft-page-break/></text:p>
      <text:p text:style-name="P8"><text:span text:style-name="T6">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8">1</text:span></text:p>
          </table:table-cell>
          <table:table-cell table:style-name="Table5.B1" office:value-type="string">
            <text:p text:style-name="P8"><text:span text:style-name="T9">We take time to understand each other’s needs and concerns in each new situation.</text:span></text:p>
          </table:table-cell>
        </table:table-row>
        <table:table-row table:style-name="Table5.1">
          <table:table-cell table:style-name="Table5.A1" office:value-type="string">
            <text:p text:style-name="P9"><text:span text:style-name="T8">2</text:span></text:p>
          </table:table-cell>
          <table:table-cell table:style-name="Table5.B2" office:value-type="string">
            <text:p text:style-name="P8"><text:span text:style-name="T9">We are clear about what individual strengths each member of the team brings.</text:span></text:p>
          </table:table-cell>
        </table:table-row>
        <table:table-row table:style-name="Table5.1">
          <table:table-cell table:style-name="Table5.A1" office:value-type="string">
            <text:p text:style-name="P9"><text:span text:style-name="T8">3</text:span></text:p>
          </table:table-cell>
          <table:table-cell table:style-name="Table5.B3" office:value-type="string">
            <text:p text:style-name="P8"><text:span text:style-name="T9">We have a clear and shared understanding of the team’s mission and purpose.</text:span></text:p>
          </table:table-cell>
        </table:table-row>
      </table:table>
      <text:p text:style-name="P5"><text:soft-page-break/></text:p>
      <text:p text:style-name="P8"><text:span text:style-name="T6">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9"><text:span text:style-name="T8">1</text:span></text:p>
          </table:table-cell>
          <table:table-cell table:style-name="Table6.B1" office:value-type="string">
            <text:p text:style-name="P8"><text:span text:style-name="T9">We divide our time well to accomplish team goals.</text:span></text:p>
          </table:table-cell>
        </table:table-row>
        <table:table-row table:style-name="Table6.1">
          <table:table-cell table:style-name="Table6.A1" office:value-type="string">
            <text:p text:style-name="P9"><text:span text:style-name="T8">2</text:span></text:p>
          </table:table-cell>
          <table:table-cell table:style-name="Table6.B2" office:value-type="string">
            <text:p text:style-name="P8"><text:span text:style-name="T9">We sort our any failures to reach team goals</text:span></text:p>
          </table:table-cell>
        </table:table-row>
        <table:table-row table:style-name="Table6.1">
          <table:table-cell table:style-name="Table6.A1" office:value-type="string">
            <text:p text:style-name="P9"><text:span text:style-name="T8">3</text:span></text:p>
          </table:table-cell>
          <table:table-cell table:style-name="Table6.B3" office:value-type="string">
            <text:p text:style-name="P8"><text:span text:style-name="T9">We celebrate successes and spends time to learn from failure.</text:span></text:p>
          </table:table-cell>
        </table:table-row>
      </table:table>
      <text:p text:style-name="P5"><text:soft-page-break/></text:p>
      <text:p text:style-name="P5"/>
      <text:p text:style-name="P11"><text:span text:style-name="T6">Team Member’s Name: </text:span><text:span text:style-name="T7">Anjelo Jurquina</text:span><text:span text:style-name="T6">____</text:span></text:p>
      <text:p text:style-name="P8"><text:span text:style-name="T6">Group No.: </text:span><text:span text:style-name="T7">3</text:span><text:span text:style-name="T6">______________________________</text:span></text:p>
      <text:p text:style-name="P8"><text:span text:style-name="T6">Project Title: </text:span><text:span text:style-name="T7">Project LIB</text:span><text:span text:style-name="T6">___________________</text:span></text:p>
      <text:p text:style-name="P8"><text:span text:style-name="T6">Sprint No.: </text:span><text:span text:style-name="T7">4</text:span><text:span text:style-name="T6">______</text:span></text:p>
      <text:p text:style-name="P5"/>
      <text:p text:style-name="P8"><text:span text:style-name="T6">PART 1. <text:s/>INDIVIDUAL ASSESSMENT</text:span></text:p>
      <text:p text:style-name="P5"/>
      <text:p text:style-name="P8"><text:span text:style-name="T6">INSTRUCTIONS: <text:s/>Using the scale below, place a check mark on the response which applies to your team. <text:s/>Be honest and go with your first response</text:span></text:p>
      <text:p text:style-name="P5"/>
      <text:p text:style-name="P9"><text:span text:style-name="T8">4 = Always<text:tab/>3 = Usually<text:tab/>2 = Sometimes<text:tab/><text:tab/>1 = Rarely<text:tab/>0 = Never</text:span></text:p>
      <text:p text:style-name="P5"/>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8"><text:span text:style-name="T9">PURPOSE AND SHARED DIRECTION</text:span></text:p>
          </table:table-cell>
          <table:table-cell table:style-name="Table7.A1" office:value-type="string">
            <text:p text:style-name="P9"><text:span text:style-name="T9">4</text:span></text:p>
          </table:table-cell>
          <table:table-cell table:style-name="Table7.A1" office:value-type="string">
            <text:p text:style-name="P9"><text:span text:style-name="T9">3</text:span></text:p>
          </table:table-cell>
          <table:table-cell table:style-name="Table7.A1" office:value-type="string">
            <text:p text:style-name="P9"><text:span text:style-name="T9">2</text:span></text:p>
          </table:table-cell>
          <table:table-cell table:style-name="Table7.A1" office:value-type="string">
            <text:p text:style-name="P9"><text:span text:style-name="T9">1</text:span></text:p>
          </table:table-cell>
          <table:table-cell table:style-name="Table7.F1" office:value-type="string">
            <text:p text:style-name="P9"><text:span text:style-name="T9">0</text:span></text:p>
          </table:table-cell>
        </table:table-row>
        <table:table-row table:style-name="Table7.1">
          <table:table-cell table:style-name="Table7.A1" office:value-type="string">
            <text:p text:style-name="P8"><text:span text:style-name="T9">1. <text:s text:c="2"/>We have a clear and shared understanding of the team’s mission and purpose.</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2. <text:s text:c="3"/>We have a clear and shared understanding of what we are trying to achieve.</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3. <text:s text:c="3"/>We agree on how we behave with each other.</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4. <text:s text:c="2"/>We understand how the work of the team fits into the larger picture.</text:span></text:p>
          </table:table-cell>
          <table:table-cell table:style-name="Table7.A1" office:value-type="string">
            <text:p text:style-name="P7"/>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9">5. <text:s text:c="2"/>We all agree on what success looks like and how we will know when we have achieved it.</text:span></text:p>
          </table:table-cell>
          <table:table-cell table:style-name="Table7.A1" office:value-type="string">
            <text:p text:style-name="P8"><text:span text:style-name="T9">/</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8"><text:span text:style-name="T10">TOTAL</text:span></text:p>
          </table:table-cell>
          <table:table-cell table:style-name="Table7.F1" table:number-columns-spanned="5" office:value-type="string">
            <text:p text:style-name="P10"><text:span text:style-name="T10">19/ 20</text:span></text:p>
          </table:table-cell>
          <table:covered-table-cell/>
          <table:covered-table-cell/>
          <table:covered-table-cell/>
          <table:covered-table-cell/>
        </table:table-row>
      </table:table>
      <text:p text:style-name="P5"><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8"><text:span text:style-name="T9">RESULT-ORIENTED</text:span></text:p>
          </table:table-cell>
          <table:table-cell table:style-name="Table8.A1" office:value-type="string">
            <text:p text:style-name="P9"><text:span text:style-name="T9">4</text:span></text:p>
          </table:table-cell>
          <table:table-cell table:style-name="Table8.A1" office:value-type="string">
            <text:p text:style-name="P9"><text:span text:style-name="T9">3</text:span></text:p>
          </table:table-cell>
          <table:table-cell table:style-name="Table8.A1" office:value-type="string">
            <text:p text:style-name="P9"><text:span text:style-name="T9">2</text:span></text:p>
          </table:table-cell>
          <table:table-cell table:style-name="Table8.A1" office:value-type="string">
            <text:p text:style-name="P9"><text:span text:style-name="T9">1</text:span></text:p>
          </table:table-cell>
          <table:table-cell table:style-name="Table8.F1" office:value-type="string">
            <text:p text:style-name="P9"><text:span text:style-name="T9">0</text:span></text:p>
          </table:table-cell>
        </table:table-row>
        <table:table-row table:style-name="Table8.1">
          <table:table-cell table:style-name="Table8.A1" office:value-type="string">
            <text:p text:style-name="P8"><text:span text:style-name="T9">1. <text:s text:c="2"/>We make the tough calls about prioritie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2. <text:s text:c="2"/>We divide our time well to accomplish team goal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3. <text:s text:c="2"/>We make sacrifices willingly (such as budget, turf, head count) for the good of the team.</text:span></text:p>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4. <text:s text:c="2"/>We pay attention to what really matters most.</text:span></text:p>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9">5. <text:s text:c="2"/>We sort our any failures to reach team goals</text:span></text:p>
          </table:table-cell>
          <table:table-cell table:style-name="Table8.A1" office:value-type="string">
            <text:p text:style-name="P7"/>
          </table:table-cell>
          <table:table-cell table:style-name="Table8.A1" office:value-type="string">
            <text:p text:style-name="P8"><text:span text:style-name="T9">/</text:span></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8"><text:span text:style-name="T10">TOTAL</text:span></text:p>
          </table:table-cell>
          <table:table-cell table:style-name="Table8.F1" table:number-columns-spanned="5" office:value-type="string">
            <text:p text:style-name="P10"><text:span text:style-name="T10">17/ 20</text:span></text:p>
          </table:table-cell>
          <table:covered-table-cell/>
          <table:covered-table-cell/>
          <table:covered-table-cell/>
          <table:covered-table-cell/>
        </table:table-row>
      </table:table>
      <text:p text:style-name="P5"><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8"><text:span text:style-name="T9">JOINT ACCOUNTABILITY</text:span></text:p>
          </table:table-cell>
          <table:table-cell table:style-name="Table9.A1" office:value-type="string">
            <text:p text:style-name="P9"><text:span text:style-name="T9">4</text:span></text:p>
          </table:table-cell>
          <table:table-cell table:style-name="Table9.A1" office:value-type="string">
            <text:p text:style-name="P9"><text:span text:style-name="T9">3</text:span></text:p>
          </table:table-cell>
          <table:table-cell table:style-name="Table9.A1" office:value-type="string">
            <text:p text:style-name="P9"><text:span text:style-name="T9">2</text:span></text:p>
          </table:table-cell>
          <table:table-cell table:style-name="Table9.A1" office:value-type="string">
            <text:p text:style-name="P9"><text:span text:style-name="T9">1</text:span></text:p>
          </table:table-cell>
          <table:table-cell table:style-name="Table9.F1" office:value-type="string">
            <text:p text:style-name="P9"><text:span text:style-name="T9">0</text:span></text:p>
          </table:table-cell>
        </table:table-row>
        <table:table-row table:style-name="Table9.1">
          <table:table-cell table:style-name="Table9.A1" office:value-type="string">
            <text:p text:style-name="P8"><text:span text:style-name="T9">1. <text:s/>We understand individual roles and what is expected by each individual team.</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2. <text:s text:c="3"/>We are clear about what individual strengths each member of the team brings.</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3. <text:s text:c="2"/>We are clear about commitments and areas of accountability.</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4. <text:s text:c="2"/>We look out for each other. <text:s/>No one is left to struggle on their own.</text:span></text:p>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9">5. <text:s text:c="2"/>We do what we say we will do.</text:span></text:p>
          </table:table-cell>
          <table:table-cell table:style-name="Table9.A1" office:value-type="string">
            <text:p text:style-name="P7"/>
          </table:table-cell>
          <table:table-cell table:style-name="Table9.A1" office:value-type="string">
            <text:p text:style-name="P8"><text:span text:style-name="T9">/</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8"><text:span text:style-name="T10">TOTAL</text:span></text:p>
          </table:table-cell>
          <table:table-cell table:style-name="Table9.F1" table:number-columns-spanned="5" office:value-type="string">
            <text:p text:style-name="P10"><text:span text:style-name="T10">15/ 20</text:span></text:p>
          </table:table-cell>
          <table:covered-table-cell/>
          <table:covered-table-cell/>
          <table:covered-table-cell/>
          <table:covered-table-cell/>
        </table:table-row>
      </table:table>
      <text:p text:style-name="P5"><text:soft-page-break/></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8"><text:span text:style-name="T9">TEAM RELATIONSHIPS</text:span></text:p>
          </table:table-cell>
          <table:table-cell table:style-name="Table10.A1" office:value-type="string">
            <text:p text:style-name="P9"><text:span text:style-name="T9">4</text:span></text:p>
          </table:table-cell>
          <table:table-cell table:style-name="Table10.A1" office:value-type="string">
            <text:p text:style-name="P9"><text:span text:style-name="T9">3</text:span></text:p>
          </table:table-cell>
          <table:table-cell table:style-name="Table10.A1" office:value-type="string">
            <text:p text:style-name="P9"><text:span text:style-name="T9">2</text:span></text:p>
          </table:table-cell>
          <table:table-cell table:style-name="Table10.A1" office:value-type="string">
            <text:p text:style-name="P9"><text:span text:style-name="T9">1</text:span></text:p>
          </table:table-cell>
          <table:table-cell table:style-name="Table10.F1" office:value-type="string">
            <text:p text:style-name="P9"><text:span text:style-name="T9">0</text:span></text:p>
          </table:table-cell>
        </table:table-row>
        <table:table-row table:style-name="Table10.1">
          <table:table-cell table:style-name="Table10.A1" office:value-type="string">
            <text:p text:style-name="P8"><text:span text:style-name="T9">1. <text:s text:c="2"/>We accept and use the team member’s different experiences, skills and gifts.</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2. <text:s/>We trust and are open with each other.</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3. <text:s/>We share unspoken reservations or unexpressed feelings about the team and its issue.</text:span></text:p>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4. <text:s text:c="2"/>We take time to understand each other’s needs and concerns in each new situation.</text:span></text:p>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9">5. <text:s/>We celebrate successes and spends time to learn from failure.</text:span></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8"><text:span text:style-name="T9">/</text:span></text:p>
          </table:table-cell>
          <table:table-cell table:style-name="Table10.A1" office:value-type="string">
            <text:p text:style-name="P7"/>
          </table:table-cell>
          <table:table-cell table:style-name="Table10.F1" office:value-type="string">
            <text:p text:style-name="P7"/>
          </table:table-cell>
        </table:table-row>
        <table:table-row table:style-name="Table10.1">
          <table:table-cell table:style-name="Table10.A1" office:value-type="string">
            <text:p text:style-name="P8"><text:span text:style-name="T10">TOTAL</text:span></text:p>
          </table:table-cell>
          <table:table-cell table:style-name="Table10.F1" table:number-columns-spanned="5" office:value-type="string">
            <text:p text:style-name="P10"><text:span text:style-name="T10">15/ 20</text:span></text:p>
          </table:table-cell>
          <table:covered-table-cell/>
          <table:covered-table-cell/>
          <table:covered-table-cell/>
          <table:covered-table-cell/>
        </table:table-row>
      </table:table>
      <text:p text:style-name="P5"><text:soft-page-break/></text:p>
      <text:p text:style-name="P8"><text:span text:style-name="T6">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9"><text:span text:style-name="T8">1</text:span></text:p>
          </table:table-cell>
          <table:table-cell table:style-name="Table11.B1" office:value-type="string">
            <text:p text:style-name="P8"><text:span text:style-name="T9">We make sacrifices willingly (such as budget, turf, head count) for the good of the team.</text:span></text:p>
          </table:table-cell>
        </table:table-row>
        <table:table-row table:style-name="Table11.2">
          <table:table-cell table:style-name="Table11.A1" office:value-type="string">
            <text:p text:style-name="P9"><text:span text:style-name="T8">2</text:span></text:p>
          </table:table-cell>
          <table:table-cell table:style-name="Table11.B2" office:value-type="string">
            <text:p text:style-name="P8"><text:span text:style-name="T9">We have a clear and shared understanding of the team’s mission and purpose.</text:span></text:p>
          </table:table-cell>
        </table:table-row>
        <table:table-row table:style-name="Table11.3">
          <table:table-cell table:style-name="Table11.A1" office:value-type="string">
            <text:p text:style-name="P9"><text:span text:style-name="T8">3</text:span></text:p>
          </table:table-cell>
          <table:table-cell table:style-name="Table11.B3" office:value-type="string">
            <text:p text:style-name="P8"><text:span text:style-name="T9">We look out for each other. <text:s/>No one is left to struggle on their own.</text:span></text:p>
          </table:table-cell>
        </table:table-row>
      </table:table>
      <text:p text:style-name="P5"><text:soft-page-break/></text:p>
      <text:p text:style-name="P8"><text:span text:style-name="T6">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9"><text:span text:style-name="T8">1</text:span></text:p>
          </table:table-cell>
          <table:table-cell table:style-name="Table12.B1" office:value-type="string">
            <text:p text:style-name="P8"><text:span text:style-name="T9">We divide our time well to accomplish team goals.</text:span></text:p>
          </table:table-cell>
        </table:table-row>
        <table:table-row table:style-name="Table12.1">
          <table:table-cell table:style-name="Table12.A1" office:value-type="string">
            <text:p text:style-name="P9"><text:span text:style-name="T8">2</text:span></text:p>
          </table:table-cell>
          <table:table-cell table:style-name="Table12.B2" office:value-type="string">
            <text:p text:style-name="P8"><text:span text:style-name="T9">We are clear about what individual strengths each member of the team brings.</text:span></text:p>
          </table:table-cell>
        </table:table-row>
        <table:table-row table:style-name="Table12.1">
          <table:table-cell table:style-name="Table12.A1" office:value-type="string">
            <text:p text:style-name="P9"><text:span text:style-name="T8">3</text:span></text:p>
          </table:table-cell>
          <table:table-cell table:style-name="Table12.B3" office:value-type="string">
            <text:p text:style-name="P8"><text:span text:style-name="T9">We are clear about commitments and areas of accountability.</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2">Team Member’s Name: </text:span><text:span text:style-name="T4">Nicko Pangaru</text:span><text:span text:style-name="T7">ngan</text:span><text:span text:style-name="T2">____</text:span><text:span text:style-name="T6">_</text:span></text:p>
      <text:p text:style-name="P2"><text:span text:style-name="T2">Group No.: </text:span><text:span text:style-name="T4">3</text:span><text:span text:style-name="T2">____________________________</text:span></text:p>
      <text:p text:style-name="P2"><text:span text:style-name="T2">Project Title: </text:span><text:span text:style-name="T4">Pro</text:span><text:span text:style-name="T7">ject LIB</text:span><text:span text:style-name="T2">___________________</text:span></text:p>
      <text:p text:style-name="P2"><text:span text:style-name="T2">Sprint No.: </text:span><text:span text:style-name="T7">4</text:span><text:span text:style-name="T2">______</text:span></text:p>
      <text:p text:style-name="P4"/>
      <text:p text:style-name="P2"><text:span text:style-name="T2">PART 1. <text:s/>INDIVIDUAL ASSESSMENT</text:span></text:p>
      <text:p text:style-name="P4"/>
      <text:p text:style-name="P2"><text:span text:style-name="T2">INSTRUCTIONS: <text:s/>Using the scale below, place a check mark on the response which applies to your team. <text:s/>Be honest and go with your first response</text:span></text:p>
      <text:p text:style-name="P4"/>
      <text:p text:style-name="P1"><text:span text:style-name="T5">4 = Always<text:tab/>3 = Usually<text:tab/>2 = Sometimes<text:tab/><text:tab/>1 = Rarely<text:tab/>0 = Never</text:span></text:p>
      <text:p text:style-name="P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2"><text:span text:style-name="T9">PURPOSE AND SHARED DIRECTION</text:span></text:p>
          </table:table-cell>
          <table:table-cell table:style-name="Table13.A1" office:value-type="string">
            <text:p text:style-name="P16"><text:span text:style-name="T11">4</text:span></text:p>
          </table:table-cell>
          <table:table-cell table:style-name="Table13.A1" office:value-type="string">
            <text:p text:style-name="P16"><text:span text:style-name="T11">3</text:span></text:p>
          </table:table-cell>
          <table:table-cell table:style-name="Table13.A1" office:value-type="string">
            <text:p text:style-name="P16"><text:span text:style-name="T11">2</text:span></text:p>
          </table:table-cell>
          <table:table-cell table:style-name="Table13.A1" office:value-type="string">
            <text:p text:style-name="P16"><text:span text:style-name="T11">1</text:span></text:p>
          </table:table-cell>
          <table:table-cell table:style-name="Table13.F1" office:value-type="string">
            <text:p text:style-name="P16"><text:span text:style-name="T11">0</text:span></text:p>
          </table:table-cell>
        </table:table-row>
        <table:table-row table:style-name="Table13.1">
          <table:table-cell table:style-name="Table13.A1" office:value-type="string">
            <text:p text:style-name="P17"><text:span text:style-name="T11">1. <text:s text:c="2"/>We have a clear and shared understanding of the team’s mission and purpose.</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2. <text:s text:c="2"/>We have a clear and shared understanding of what we are trying to achieve.</text:span></text:p>
          </table:table-cell>
          <table:table-cell table:style-name="Table13.A1" office:value-type="string">
            <text:p text:style-name="P19"/>
          </table:table-cell>
          <table:table-cell table:style-name="Table13.A1" office:value-type="string">
            <text:p text:style-name="P17"><text:span text:style-name="T9">/</text:span></text:p>
          </table:table-cell>
          <table:table-cell table:style-name="Table13.A1" office:value-type="string">
            <text:p text:style-name="P21"/>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3. <text:s text:c="2"/>We agree on how we behave with each other.</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4. <text:s text:c="2"/>We understand how the work of the team fits into the larger picture.</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1">5. <text:s/>We all agree on what success looks like and how we will know when we have achieved it.</text:span></text:p>
          </table:table-cell>
          <table:table-cell table:style-name="Table13.A1" office:value-type="string">
            <text:p text:style-name="P17"><text:span text:style-name="T9">/</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2">TOTAL</text:span></text:p>
          </table:table-cell>
          <table:table-cell table:style-name="Table13.F1" table:number-columns-spanned="5" office:value-type="string">
            <text:p text:style-name="P18"><text:span text:style-name="T10">19</text:span><text:span text:style-name="T12">/ 20</text:span></text:p>
          </table:table-cell>
          <table:covered-table-cell/>
          <table:covered-table-cell/>
          <table:covered-table-cell/>
          <table:covered-table-cell/>
        </table:table-row>
      </table:table>
      <text:p text:style-name="P4"><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2"><text:span text:style-name="T9">RESULT-ORIENTED</text:span></text:p>
          </table:table-cell>
          <table:table-cell table:style-name="Table14.A1" office:value-type="string">
            <text:p text:style-name="P16"><text:span text:style-name="T11">4</text:span></text:p>
          </table:table-cell>
          <table:table-cell table:style-name="Table14.A1" office:value-type="string">
            <text:p text:style-name="P16"><text:span text:style-name="T11">3</text:span></text:p>
          </table:table-cell>
          <table:table-cell table:style-name="Table14.A1" office:value-type="string">
            <text:p text:style-name="P16"><text:span text:style-name="T11">2</text:span></text:p>
          </table:table-cell>
          <table:table-cell table:style-name="Table14.A1" office:value-type="string">
            <text:p text:style-name="P16"><text:span text:style-name="T11">1</text:span></text:p>
          </table:table-cell>
          <table:table-cell table:style-name="Table14.F1" office:value-type="string">
            <text:p text:style-name="P16"><text:span text:style-name="T11">0</text:span></text:p>
          </table:table-cell>
        </table:table-row>
        <table:table-row table:style-name="Table14.1">
          <table:table-cell table:style-name="Table14.A1" office:value-type="string">
            <text:p text:style-name="P17"><text:span text:style-name="T11">1. <text:s/>We make the tough calls about priorities.</text:span></text:p>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2. <text:s/>We divide our time well to accomplish team goals.</text:span></text:p>
          </table:table-cell>
          <table:table-cell table:style-name="Table14.A1" office:value-type="string">
            <text:p text:style-name="P19"/>
          </table:table-cell>
          <table:table-cell table:style-name="Table14.A1" office:value-type="string">
            <text:p text:style-name="P21"/>
          </table:table-cell>
          <table:table-cell table:style-name="Table14.A1" office:value-type="string">
            <text:p text:style-name="P19"/>
          </table:table-cell>
          <table:table-cell table:style-name="Table14.A1" office:value-type="string">
            <text:p text:style-name="P17"><text:span text:style-name="T9">/</text:span></text:p>
          </table:table-cell>
          <table:table-cell table:style-name="Table14.F1" office:value-type="string">
            <text:p text:style-name="P19"/>
          </table:table-cell>
        </table:table-row>
        <table:table-row table:style-name="Table14.1">
          <table:table-cell table:style-name="Table14.A1" office:value-type="string">
            <text:p text:style-name="P17"><text:span text:style-name="T11">3. <text:s/>We make sacrifices willingly (such as budget, turf, head count) for the good of the team.</text:span></text:p>
          </table:table-cell>
          <table:table-cell table:style-name="Table14.A1" office:value-type="string">
            <text:p text:style-name="P19"/>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4. <text:s/>We pay attention to what really matters most.</text:span></text:p>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1">5. <text:s/>We sort our any failures to reach team goals</text:span></text:p>
          </table:table-cell>
          <table:table-cell table:style-name="Table14.A1" office:value-type="string">
            <text:p text:style-name="P21"/>
          </table:table-cell>
          <table:table-cell table:style-name="Table14.A1" office:value-type="string">
            <text:p text:style-name="P17"><text:span text:style-name="T9">/</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2">TOTAL</text:span></text:p>
          </table:table-cell>
          <table:table-cell table:style-name="Table14.F1" table:number-columns-spanned="5" office:value-type="string">
            <text:p text:style-name="P18"><text:span text:style-name="T10">14</text:span><text:span text:style-name="T12">/ 20</text:span></text:p>
          </table:table-cell>
          <table:covered-table-cell/>
          <table:covered-table-cell/>
          <table:covered-table-cell/>
          <table:covered-table-cell/>
        </table:table-row>
      </table:table>
      <text:p text:style-name="P4"><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2"><text:span text:style-name="T9">JOINT ACCOUNTABILITY</text:span></text:p>
          </table:table-cell>
          <table:table-cell table:style-name="Table15.A1" office:value-type="string">
            <text:p text:style-name="P16"><text:span text:style-name="T11">4</text:span></text:p>
          </table:table-cell>
          <table:table-cell table:style-name="Table15.A1" office:value-type="string">
            <text:p text:style-name="P16"><text:span text:style-name="T11">3</text:span></text:p>
          </table:table-cell>
          <table:table-cell table:style-name="Table15.A1" office:value-type="string">
            <text:p text:style-name="P16"><text:span text:style-name="T11">2</text:span></text:p>
          </table:table-cell>
          <table:table-cell table:style-name="Table15.A1" office:value-type="string">
            <text:p text:style-name="P16"><text:span text:style-name="T11">1</text:span></text:p>
          </table:table-cell>
          <table:table-cell table:style-name="Table15.F1" office:value-type="string">
            <text:p text:style-name="P16"><text:span text:style-name="T11">0</text:span></text:p>
          </table:table-cell>
        </table:table-row>
        <table:table-row table:style-name="Table15.1">
          <table:table-cell table:style-name="Table15.A1" office:value-type="string">
            <text:p text:style-name="P17"><text:span text:style-name="T11">1. <text:s/>We understand individual roles and what is expected by each individual team.</text:span></text:p>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2. <text:s text:c="2"/>We are clear about what individual </text:span><text:span text:style-name="T9">strengths</text:span><text:span text:style-name="T11"> each member of the team brings.</text:span></text:p>
          </table:table-cell>
          <table:table-cell table:style-name="Table15.A1" office:value-type="string">
            <text:p text:style-name="P21"/>
          </table:table-cell>
          <table:table-cell table:style-name="Table15.A1" office:value-type="string">
            <text:p text:style-name="P19"/>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3. <text:s text:c="2"/>We are clear about commitments and areas of accountability.</text:span></text:p>
          </table:table-cell>
          <table:table-cell table:style-name="Table15.A1" office:value-type="string">
            <text:p text:style-name="P19"/>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4. <text:s text:c="2"/>We look out for each other. <text:s/>No one is left to struggle on their own.</text:span></text:p>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1">5. <text:s text:c="2"/>We do what we say we will do.</text:span></text:p>
          </table:table-cell>
          <table:table-cell table:style-name="Table15.A1" office:value-type="string">
            <text:p text:style-name="P21"/>
          </table:table-cell>
          <table:table-cell table:style-name="Table15.A1" office:value-type="string">
            <text:p text:style-name="P17"><text:span text:style-name="T9">/</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2">TOTAL</text:span></text:p>
          </table:table-cell>
          <table:table-cell table:style-name="Table15.F1" table:number-columns-spanned="5" office:value-type="string">
            <text:p text:style-name="P18"><text:span text:style-name="T10">14</text:span><text:span text:style-name="T12">/ 20</text:span></text:p>
          </table:table-cell>
          <table:covered-table-cell/>
          <table:covered-table-cell/>
          <table:covered-table-cell/>
          <table:covered-table-cell/>
        </table:table-row>
      </table:table>
      <text:p text:style-name="P4"><text:soft-pag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2"><text:span text:style-name="T9">TEAM RELATIONSHIPS</text:span></text:p>
          </table:table-cell>
          <table:table-cell table:style-name="Table16.A1" office:value-type="string">
            <text:p text:style-name="P16"><text:span text:style-name="T11">4</text:span></text:p>
          </table:table-cell>
          <table:table-cell table:style-name="Table16.A1" office:value-type="string">
            <text:p text:style-name="P16"><text:span text:style-name="T11">3</text:span></text:p>
          </table:table-cell>
          <table:table-cell table:style-name="Table16.A1" office:value-type="string">
            <text:p text:style-name="P16"><text:span text:style-name="T11">2</text:span></text:p>
          </table:table-cell>
          <table:table-cell table:style-name="Table16.A1" office:value-type="string">
            <text:p text:style-name="P16"><text:span text:style-name="T11">1</text:span></text:p>
          </table:table-cell>
          <table:table-cell table:style-name="Table16.F1" office:value-type="string">
            <text:p text:style-name="P16"><text:span text:style-name="T11">0</text:span></text:p>
          </table:table-cell>
        </table:table-row>
        <table:table-row table:style-name="Table16.1">
          <table:table-cell table:style-name="Table16.A1" office:value-type="string">
            <text:p text:style-name="P17"><text:span text:style-name="T11">1. <text:s/>We accept and use the team member’s different experiences, skills and gifts.</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2. <text:s/>We trust and are open with each other.</text:span></text:p>
          </table:table-cell>
          <table:table-cell table:style-name="Table16.A1" office:value-type="string">
            <text:p text:style-name="P19"/>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3. We share unspoken reservations or unexpressed feelings about the team and its issue.</text:span></text:p>
          </table:table-cell>
          <table:table-cell table:style-name="Table16.A1" office:value-type="string">
            <text:p text:style-name="P19"/>
          </table:table-cell>
          <table:table-cell table:style-name="Table16.A1" office:value-type="string">
            <text:p text:style-name="P21"/>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4.</text:span><text:span text:style-name="T9"> </text:span><text:span text:style-name="T11">We take time to understand each other’s needs and concerns in each new situation.</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1">5. <text:s/>We celebrate successes and spends time to learn from failure.</text:span></text:p>
          </table:table-cell>
          <table:table-cell table:style-name="Table16.A1" office:value-type="string">
            <text:p text:style-name="P17"><text:span text:style-name="T9">/</text:span></text:p>
          </table:table-cell>
          <table:table-cell table:style-name="Table16.A1" office:value-type="string">
            <text:p text:style-name="P19"/>
          </table:table-cell>
          <table:table-cell table:style-name="Table16.A1" office:value-type="string">
            <text:p text:style-name="P19"/>
          </table:table-cell>
          <table:table-cell table:style-name="Table16.A1" office:value-type="string">
            <text:p text:style-name="P19"/>
          </table:table-cell>
          <table:table-cell table:style-name="Table16.F1" office:value-type="string">
            <text:p text:style-name="P19"/>
          </table:table-cell>
        </table:table-row>
        <table:table-row table:style-name="Table16.1">
          <table:table-cell table:style-name="Table16.A1" office:value-type="string">
            <text:p text:style-name="P17"><text:span text:style-name="T12">TOTAL</text:span></text:p>
          </table:table-cell>
          <table:table-cell table:style-name="Table16.F1" table:number-columns-spanned="5" office:value-type="string">
            <text:p text:style-name="P18"><text:span text:style-name="T10">17</text:span><text:span text:style-name="T12">/ 20</text:span></text:p>
          </table:table-cell>
          <table:covered-table-cell/>
          <table:covered-table-cell/>
          <table:covered-table-cell/>
          <table:covered-table-cell/>
        </table:table-row>
      </table:table>
      <text:p text:style-name="P4"><text:soft-page-break/></text:p>
      <text:p text:style-name="P2"><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6"><text:span text:style-name="T13">1</text:span></text:p>
          </table:table-cell>
          <table:table-cell table:style-name="Table17.B1" office:value-type="string">
            <text:p text:style-name="P8"><text:span text:style-name="T9">We understand how the work of the team fits into the larger picture.</text:span></text:p>
          </table:table-cell>
        </table:table-row>
        <table:table-row table:style-name="Table17.1">
          <table:table-cell table:style-name="Table17.A1" office:value-type="string">
            <text:p text:style-name="P16"><text:span text:style-name="T13">2</text:span></text:p>
          </table:table-cell>
          <table:table-cell table:style-name="Table17.B2" office:value-type="string">
            <text:p text:style-name="P8"><text:span text:style-name="T9">We pay attention to what really matters most.</text:span></text:p>
          </table:table-cell>
        </table:table-row>
        <table:table-row table:style-name="Table17.1">
          <table:table-cell table:style-name="Table17.A1" office:value-type="string">
            <text:p text:style-name="P16"><text:span text:style-name="T13">3</text:span></text:p>
          </table:table-cell>
          <table:table-cell table:style-name="Table17.B3" office:value-type="string">
            <text:p text:style-name="P17"><text:span text:style-name="T9">We accept and use the team member’s different experiences, skills and gifts</text:span><text:span text:style-name="T11">.</text:span></text:p>
          </table:table-cell>
        </table:table-row>
      </table:table>
      <text:p text:style-name="P4"><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6"><text:span text:style-name="T13">1</text:span></text:p>
          </table:table-cell>
          <table:table-cell table:style-name="Table18.B1" office:value-type="string">
            <text:p text:style-name="P8"><text:span text:style-name="T9">We share unspoken reservations or unexpressed feelings about the team and its issue.</text:span></text:p>
          </table:table-cell>
        </table:table-row>
        <table:table-row table:style-name="Table18.1">
          <table:table-cell table:style-name="Table18.A1" office:value-type="string">
            <text:p text:style-name="P16"><text:span text:style-name="T13">2</text:span></text:p>
          </table:table-cell>
          <table:table-cell table:style-name="Table18.B2" office:value-type="string">
            <text:p text:style-name="P8"><text:span text:style-name="T9">We divide our time well to accomplish team goals.</text:span></text:p>
          </table:table-cell>
        </table:table-row>
        <table:table-row table:style-name="Table18.1">
          <table:table-cell table:style-name="Table18.A1" office:value-type="string">
            <text:p text:style-name="P16"><text:span text:style-name="T13">3</text:span></text:p>
          </table:table-cell>
          <table:table-cell table:style-name="Table18.B3" office:value-type="string">
            <text:p text:style-name="P8"><text:span text:style-name="T9">We all agree on what success looks like and how we will know when we have achieved it.</text:span></text:p>
          </table:table-cell>
        </table:table-row>
      </table:table>
      <text:p text:style-name="P6"><text:soft-page-break/></text:p>
      <text:p text:style-name="P6"/>
      <text:p text:style-name="P12"><text:span text:style-name="T2">Group No. 3________________________</text:span></text:p>
      <text:p text:style-name="P2"><text:span text:style-name="T2">Project Title: Project LIB_____________________________________</text:span></text:p>
      <text:p text:style-name="P2"><text:span text:style-name="T2">Sprint No.: </text:span><text:span text:style-name="T7">4</text:span><text:span text:style-name="T2">___</text:span></text:p>
      <text:p text:style-name="P4"/>
      <text:p text:style-name="P2"><text:span text:style-name="T2">PART 2: GROUP REVIEW</text:span></text:p>
      <text:p text:style-name="P4"/>
      <text:p text:style-name="P2"><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6"><text:span text:style-name="T13">1</text:span></text:p>
          </table:table-cell>
          <table:table-cell table:style-name="Table19.B1" office:value-type="string">
            <text:p text:style-name="P8"><text:span text:style-name="T9">We have a clear and shared understanding of the team’s mission and purpose.</text:span></text:p>
          </table:table-cell>
        </table:table-row>
        <table:table-row table:style-name="Table19.1">
          <table:table-cell table:style-name="Table19.A1" office:value-type="string">
            <text:p text:style-name="P16"><text:span text:style-name="T13">2</text:span></text:p>
          </table:table-cell>
          <table:table-cell table:style-name="Table19.B2" office:value-type="string">
            <text:p text:style-name="P8"><text:span text:style-name="T9">We take time to understand each other’s needs and concerns in each new situation.</text:span></text:p>
          </table:table-cell>
        </table:table-row>
        <table:table-row table:style-name="Table19.1">
          <table:table-cell table:style-name="Table19.A1" office:value-type="string">
            <text:p text:style-name="P16"><text:span text:style-name="T13">3</text:span></text:p>
          </table:table-cell>
          <table:table-cell table:style-name="Table19.B3" office:value-type="string">
            <text:p text:style-name="P8"><text:span text:style-name="T9">We pay attention to what really matters most.</text:span></text:p>
          </table:table-cell>
        </table:table-row>
      </table:table>
      <text:p text:style-name="P2"><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6"><text:span text:style-name="T13">1</text:span></text:p>
          </table:table-cell>
          <table:table-cell table:style-name="Table20.B1" office:value-type="string">
            <text:p text:style-name="P8"><text:span text:style-name="T9">We divide our time well to accomplish team goals.</text:span></text:p>
          </table:table-cell>
        </table:table-row>
        <table:table-row table:style-name="Table20.1">
          <table:table-cell table:style-name="Table20.A1" office:value-type="string">
            <text:p text:style-name="P16"><text:span text:style-name="T13">2</text:span></text:p>
          </table:table-cell>
          <table:table-cell table:style-name="Table20.B2" office:value-type="string">
            <text:p text:style-name="P8"><text:span text:style-name="T9">We are clear about what individual strengths each member of the team brings.</text:span></text:p>
          </table:table-cell>
        </table:table-row>
        <table:table-row table:style-name="Table20.1">
          <table:table-cell table:style-name="Table20.A1" office:value-type="string">
            <text:p text:style-name="P16"><text:span text:style-name="T13">3</text:span></text:p>
          </table:table-cell>
          <table:table-cell table:style-name="Table20.B3" office:value-type="string">
            <text:p text:style-name="P8"><text:span text:style-name="T9">We are clear about commitments and areas of accountability.</text:span></text:p>
          </table:table-cell>
        </table:table-row>
      </table:table>
      <text:p text:style-name="P4"><text:soft-page-break/></text:p>
      <text:p text:style-name="P2"><text:span text:style-name="T2">Decide as a team the level of </text:span><text:span text:style-name="T6">strength</text:span><text:span text:style-name="T2"> the team has for each area of team effectiveness. <text:s text:c="2"/>Place a check mark at the appropriate level of </text:span><text:span text:style-name="T6">strength</text:span><text:span text:style-name="T2">.</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0"/>
          </table:table-cell>
          <table:table-cell table:style-name="Table21.A1" office:value-type="string">
            <text:p text:style-name="P16"><text:span text:style-name="T13">Strong</text:span></text:p>
          </table:table-cell>
          <table:table-cell table:style-name="Table21.A1" office:value-type="string">
            <text:p text:style-name="P16"><text:span text:style-name="T13">Mixed</text:span></text:p>
          </table:table-cell>
          <table:table-cell table:style-name="Table21.D1" office:value-type="string">
            <text:p text:style-name="P16"><text:span text:style-name="T13">Weak</text:span></text:p>
          </table:table-cell>
        </table:table-row>
        <table:table-row table:style-name="Table21.1">
          <table:table-cell table:style-name="Table21.A1" office:value-type="string">
            <text:p text:style-name="P17"><text:span text:style-name="T14">Purpose and Shared Direction</text:span></text:p>
          </table:table-cell>
          <table:table-cell table:style-name="Table21.A1" office:value-type="string">
            <text:p text:style-name="P8"><text:span text:style-name="T6">/</text:span></text:p>
          </table:table-cell>
          <table:table-cell table:style-name="Table21.A1" office:value-type="string">
            <text:p text:style-name="P5"/>
          </table:table-cell>
          <table:table-cell table:style-name="Table21.D1" office:value-type="string">
            <text:p text:style-name="P5"/>
          </table:table-cell>
        </table:table-row>
        <table:table-row table:style-name="Table21.1">
          <table:table-cell table:style-name="Table21.A1" office:value-type="string">
            <text:p text:style-name="P17"><text:span text:style-name="T14">Result-oriented</text:span></text:p>
          </table:table-cell>
          <table:table-cell table:style-name="Table21.A1" office:value-type="string">
            <text:p text:style-name="P5"/>
          </table:table-cell>
          <table:table-cell table:style-name="Table21.A1" office:value-type="string">
            <text:p text:style-name="P8"><text:span text:style-name="T6">/</text:span></text:p>
          </table:table-cell>
          <table:table-cell table:style-name="Table21.D1" office:value-type="string">
            <text:p text:style-name="P5"/>
          </table:table-cell>
        </table:table-row>
        <table:table-row table:style-name="Table21.1">
          <table:table-cell table:style-name="Table21.A1" office:value-type="string">
            <text:p text:style-name="P17"><text:span text:style-name="T14">Joint Accountability</text:span></text:p>
          </table:table-cell>
          <table:table-cell table:style-name="Table21.A1" office:value-type="string">
            <text:p text:style-name="P5"/>
          </table:table-cell>
          <table:table-cell table:style-name="Table21.A1" office:value-type="string">
            <text:p text:style-name="P8"><text:span text:style-name="T6">/</text:span></text:p>
          </table:table-cell>
          <table:table-cell table:style-name="Table21.D1" office:value-type="string">
            <text:p text:style-name="P5"/>
          </table:table-cell>
        </table:table-row>
        <table:table-row table:style-name="Table21.1">
          <table:table-cell table:style-name="Table21.A1" office:value-type="string">
            <text:p text:style-name="P17"><text:span text:style-name="T14">Team Relationship</text:span></text:p>
          </table:table-cell>
          <table:table-cell table:style-name="Table21.A1" office:value-type="string">
            <text:p text:style-name="P5"/>
          </table:table-cell>
          <table:table-cell table:style-name="Table21.A1" office:value-type="string">
            <text:p text:style-name="P5"/>
          </table:table-cell>
          <table:table-cell table:style-name="Table21.D1" office:value-type="string">
            <text:p text:style-name="P8"><text:span text:style-name="T6">/</text:span></text:p>
          </table:table-cell>
        </table:table-row>
      </table:table>
      <text:p text:style-name="P2"><text:soft-page-break/><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7"><text:span text:style-name="T14">What are the key </text:span><text:span text:style-name="T6">strengths</text:span><text:span text:style-name="T14"> of the team that you want to acknowledge and build upon?</text:span></text:p>
            <text:p text:style-name="P22"/>
            <text:p text:style-name="P2"><text:span text:style-name="T6">Purpose and Shared Direction</text:span></text:p>
            <text:p text:style-name="P6"/>
            <text:p text:style-name="P6"/>
            <text:p text:style-name="P6"/>
            <text:p text:style-name="P6"/>
            <text:p text:style-name="P2"><text:span text:style-name="T6">Result-oriented</text:span></text:p>
          </table:table-cell>
          <table:table-cell table:style-name="Table22.B1" office:value-type="string">
            <text:p text:style-name="P17"><text:span text:style-name="T14">Why is this important?</text:span></text:p>
            <text:p text:style-name="P20"/>
            <text:p text:style-name="P20"/>
            <text:p text:style-name="P2"><text:span text:style-name="T6">It is important to have purpose to incite motivation among the members to function more efficiently. It is important to have a shared direction so that the members will not deviate from the intended goal</text:span></text:p>
            <text:p text:style-name="P22"/>
            <text:p text:style-name="P17"><text:span text:style-name="T6">By acknowledging that we have to deliver products to the client (even by sprints), we try to get the job done as much as possible while meeting the client’s needs.</text:span></text:p>
            <text:p text:style-name="P22"/>
          </table:table-cell>
        </table:table-row>
        <table:table-row table:style-name="Table22.1">
          <table:table-cell table:style-name="Table22.A1" office:value-type="string">
            <text:p text:style-name="P17"><text:span text:style-name="T14">What are the key areas you does the team want to focus to enhance the performance of the team?</text:span></text:p>
            <text:p text:style-name="P22"/>
            <text:p text:style-name="P17"><text:span text:style-name="T6">Team Relationship</text:span></text:p>
            <text:p text:style-name="P20"/>
            <text:p text:style-name="P20"/>
          </table:table-cell>
          <table:table-cell table:style-name="Table22.B1" office:value-type="string">
            <text:p text:style-name="P17"><text:span text:style-name="T14">Why is this important?</text:span></text:p>
            <text:p text:style-name="P20"/>
            <text:p text:style-name="P20"/>
            <text:p text:style-name="P17"><text:span text:style-name="T6">A good relationship between the members will let them speak more openly with each other and thus improving group dynamics</text:span></text:p>
            <text:p text:style-name="P20"/>
          </table:table-cell>
        </table:table-row>
      </table:table>
      <text:p text:style-name="P4"><text:soft-page-break/></text:p>
      <text:p text:style-name="P2"><text:span text:style-name="T2">Where will the team start?</text:span></text:p>
      <text:p text:style-name="P4"/>
      <text:p text:style-name="P2"><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20"/>
            <text:list xml:id="list8799719964941704902" text:style-name="WWNum1">
              <text:list-item>
                <text:p text:style-name="P15"><text:span text:style-name="T6">Attempt to finish work tasks in person so as to promote group dynamics</text:span></text:p>
              </text:list-item>
              <text:list-item>
                <text:p text:style-name="P15"><text:span text:style-name="T6">Be open in asking for help</text:span></text:p>
              </text:list-item>
              <text:list-item>
                <text:p text:style-name="P15"><text:span text:style-name="T6">We will, before every sprint, compile a list of priorities and current hurdles which stop us from achieving them</text:span></text:p>
              </text:list-item>
            </text:list>
            <text:p text:style-name="P20"/>
            <text:p text:style-name="P20"/>
          </table:table-cell>
        </table:table-row>
      </table:table>
      <text:p text:style-name="P4"><text:soft-page-break/></text:p>
      <text:p text:style-name="P2"><text:span text:style-name="T2">Previous Velocity: _</text:span><text:span text:style-name="T7">21</text:span><text:span text:style-name="T2">_</text:span><text:span text:style-name="T7">story points</text:span><text:span text:style-name="T6">_</text:span></text:p>
      <text:p text:style-name="P2"><text:span text:style-name="T2">Current Velocity: </text:span><text:span text:style-name="T7">16</text:span><text:span text:style-name="T4"> sto</text:span><text:span text:style-name="T7">ry points</text:span><text:span text:style-name="T2">_</text:span></text:p>
      <text:p text:style-name="P4"/>
      <text:p text:style-name="P2"><text:span text:style-name="T2">What can the group say about the group’s performance based on the team’s velocity? <text:s/>Will you increase or decrease your velocity? <text:s/>Why?</text:span></text:p>
      <text:p text:style-name="P6"/>
      <text:p text:style-name="P2"><text:span text:style-name="T6">Our current velocity comprises the last remaining components for the 5 sprints. Hence, it is expected to be lower than the previous sprints where most of the deliverables have been accomplis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2" meta:paragraph-count="342" meta:word-count="2328" meta:character-count="12795" meta:non-whitespace-character-count="10666"/>
    <meta:generator>LibreOfficeDev/5.1.0.3$Linux_X86_64 LibreOffice_project/</meta:generator>
  </office:meta>
</office:document-meta>
</file>